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Converter.isBlankValue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Converter.setInput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Converter.DateConverter( DateFormat inputformat , DateFormat output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Converter.DateConverter( DateFormat input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Converter.DateConverter( String inputformat , String output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Converter.DateConverter( String input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Converter.convertToXml( String cont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eConverter.setBlankValueIsNull( boolean blankValueIs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Converter.setOutpu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Converter.convertToFlatFileContent( String cont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